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 style:list-style-name="WWNum20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2" style:family="paragraph" style:parent-style-name="paragraph" style:list-style-name="WWNum1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3" style:family="paragraph" style:parent-style-name="paragraph" style:list-style-name="WWNum2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4" style:family="paragraph" style:parent-style-name="paragraph" style:list-style-name="WWNum3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5" style:family="paragraph" style:parent-style-name="paragraph" style:list-style-name="WWNum4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6" style:family="paragraph" style:parent-style-name="paragraph" style:list-style-name="WWNum5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7" style:family="paragraph" style:parent-style-name="paragraph" style:list-style-name="WWNum6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8" style:family="paragraph" style:parent-style-name="paragraph" style:list-style-name="WWNum7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9" style:family="paragraph" style:parent-style-name="paragraph" style:list-style-name="WWNum8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0" style:family="paragraph" style:parent-style-name="paragraph" style:list-style-name="WWNum9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1" style:family="paragraph" style:parent-style-name="paragraph" style:list-style-name="WWNum10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2" style:family="paragraph" style:parent-style-name="paragraph" style:list-style-name="WWNum11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3" style:family="paragraph" style:parent-style-name="paragraph" style:list-style-name="WWNum12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4" style:family="paragraph" style:parent-style-name="paragraph" style:list-style-name="WWNum13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5" style:family="paragraph" style:parent-style-name="paragraph" style:list-style-name="WWNum14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6" style:family="paragraph" style:parent-style-name="paragraph" style:list-style-name="WWNum15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7" style:family="paragraph" style:parent-style-name="paragraph" style:list-style-name="WWNum16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8" style:family="paragraph" style:parent-style-name="paragraph" style:list-style-name="WWNum17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19" style:family="paragraph" style:parent-style-name="paragraph" style:list-style-name="WWNum18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20" style:family="paragraph" style:parent-style-name="paragraph" style:list-style-name="WWNum19">
      <style:paragraph-properties fo:margin-left="0.75in" fo:margin-right="0in" fo:margin-top="0.1945in" fo:margin-bottom="0.1945in" loext:contextual-spacing="false" fo:text-indent="0in" style:auto-text-indent="false" style:vertical-align="baseline"/>
      <style:text-properties officeooo:paragraph-rsid="0018862f"/>
    </style:style>
    <style:style style:name="P21" style:family="paragraph" style:parent-style-name="paragraph" style:master-page-name="Standard">
      <style:paragraph-properties fo:margin-top="0in" fo:margin-bottom="0.1945in" loext:contextual-spacing="false" style:page-number="auto" style:vertical-align="baseline"/>
      <style:text-properties officeooo:paragraph-rsid="0018862f"/>
    </style:style>
    <style:style style:name="P22" style:family="paragraph" style:parent-style-name="paragraph">
      <style:paragraph-properties fo:margin-top="0.1945in" fo:margin-bottom="0.1945in" loext:contextual-spacing="false" style:vertical-align="baseline"/>
      <style:text-properties officeooo:paragraph-rsid="0018862f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 Light" fo:font-size="22pt" style:font-size-asian="22pt" style:font-name-complex="Calibri Light1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normaltextrun"><text:span text:style-name="T2">Module 1: DevOps intro, Networking, Unix </text:span></text:span><text:span text:style-name="eop"><text:span text:style-name="T2"> </text:span></text:span></text:p>
      <text:list xml:id="list808336324" text:style-name="WWNum1">
        <text:list-item>
          <text:p text:style-name="P2"><text:span text:style-name="normaltextrun"><text:span text:style-name="T1">What is SDLC? Describe the main SDLC stages from the DevOps standpoint. What tools have typically employed for each SDLC stage?</text:span></text:span><text:span text:style-name="eop"><text:span text:style-name="T1"> </text:span></text:span></text:p>
        </text:list-item>
      </text:list>
      <text:list xml:id="list3616809802" text:style-name="WWNum2">
        <text:list-item>
          <text:p text:style-name="P3"><text:span text:style-name="normaltextrun"><text:span text:style-name="T1">What is the ISO OSI model? Give a basic description and description per-level. What is an interface, and what is a protocol from the ISO OSI model standpoint?</text:span></text:span><text:span text:style-name="eop"><text:span text:style-name="T1"> </text:span></text:span></text:p>
        </text:list-item>
      </text:list>
      <text:list xml:id="list971865530" text:style-name="WWNum3">
        <text:list-item>
          <text:p text:style-name="P4"><text:span text:style-name="normaltextrun"><text:span text:style-name="T1">What is an IP address? What are CIDR and VLSM? Describe the basics of the IP routing algorithm.</text:span></text:span><text:span text:style-name="eop"><text:span text:style-name="T1"> </text:span></text:span></text:p>
        </text:list-item>
      </text:list>
      <text:list xml:id="list46420069" text:style-name="WWNum4">
        <text:list-item>
          <text:p text:style-name="P5"><text:span text:style-name="normaltextrun"><text:span text:style-name="T1">Give examples of network protocols providing address and/or name resolution functions. Describe the basics for each one.</text:span></text:span><text:span text:style-name="eop"><text:span text:style-name="T1"> </text:span></text:span></text:p>
        </text:list-item>
      </text:list>
      <text:list xml:id="list848931892" text:style-name="WWNum5">
        <text:list-item>
          <text:p text:style-name="P6"><text:span text:style-name="normaltextrun"><text:span text:style-name="T1">What is Linux? Are Linux and UNIX the same things? Enumerate and describe Linux the main components. Describe the Linux file system hierarchy.</text:span></text:span><text:span text:style-name="eop"><text:span text:style-name="T1"> </text:span></text:span></text:p>
        </text:list-item>
      </text:list>
      <text:p text:style-name="P22"><text:span text:style-name="normaltextrun"><text:span text:style-name="T2">Module 2: VCS (Git), VirtualBox, Vagrant </text:span></text:span><text:span text:style-name="eop"><text:span text:style-name="T2"> </text:span></text:span></text:p>
      <text:list xml:id="list4114815677" text:style-name="WWNum6">
        <text:list-item>
          <text:p text:style-name="P7"><text:span text:style-name="normaltextrun"><text:span text:style-name="T1">What is VCS(s)? What are the purposes of using them?</text:span></text:span><text:span text:style-name="eop"><text:span text:style-name="T1"> </text:span></text:span></text:p>
        </text:list-item>
      </text:list>
      <text:list xml:id="list4044795614" text:style-name="WWNum7">
        <text:list-item>
          <text:p text:style-name="P8"><text:span text:style-name="normaltextrun"><text:span text:style-name="T1">What are the common branching workflows do you know? What are the main differences?</text:span></text:span><text:span text:style-name="eop"><text:span text:style-name="T1"> </text:span></text:span></text:p>
        </text:list-item>
      </text:list>
      <text:list xml:id="list770283492" text:style-name="WWNum8">
        <text:list-item>
          <text:p text:style-name="P9"><text:span text:style-name="normaltextrun"><text:span text:style-name="T1">What is virtualization, what benefits this technology bring for users?</text:span></text:span><text:span text:style-name="eop"><text:span text:style-name="T1"> </text:span></text:span></text:p>
        </text:list-item>
      </text:list>
      <text:list xml:id="list2932280038" text:style-name="WWNum9">
        <text:list-item>
          <text:p text:style-name="P10"><text:span text:style-name="normaltextrun"><text:span text:style-name="T1">What Is Vagrant? What Is Vagrantfile?</text:span></text:span><text:span text:style-name="eop"><text:span text:style-name="T1"> </text:span></text:span></text:p>
        </text:list-item>
      </text:list>
      <text:list xml:id="list1128590297" text:style-name="WWNum10">
        <text:list-item>
          <text:p text:style-name="P11"><text:span text:style-name="normaltextrun"><text:span text:style-name="T1">What Is Provisioner In Vagrant?</text:span></text:span><text:span text:style-name="eop"><text:span text:style-name="T1"> </text:span></text:span></text:p>
        </text:list-item>
      </text:list>
      <text:p text:style-name="P22"><text:span text:style-name="normaltextrun"><text:span text:style-name="T2">Module 3: JVM basics, Load balancing with Apache httpd, Tomcat</text:span></text:span><text:span text:style-name="eop"><text:span text:style-name="T2"> </text:span></text:span></text:p>
      <text:list xml:id="list3239153228" text:style-name="WWNum11">
        <text:list-item>
          <text:p text:style-name="P12"><text:soft-page-break/><text:span text:style-name="normaltextrun"><text:span text:style-name="T1">What is JVM? What are the differences between JDK and JRE?</text:span></text:span><text:span text:style-name="eop"><text:span text:style-name="T1"> </text:span></text:span></text:p>
        </text:list-item>
      </text:list>
      <text:list xml:id="list3437759568" text:style-name="WWNum12">
        <text:list-item>
          <text:p text:style-name="P13"><text:span text:style-name="normaltextrun"><text:span text:style-name="T1">What is Tomcat?</text:span></text:span><text:span text:style-name="eop"><text:span text:style-name="T1"> </text:span></text:span></text:p>
        </text:list-item>
      </text:list>
      <text:list xml:id="list2712752983" text:style-name="WWNum13">
        <text:list-item>
          <text:p text:style-name="P14"><text:span text:style-name="normaltextrun"><text:span text:style-name="T1">What is LB? Pro &amp; Contra of this technology?</text:span></text:span><text:span text:style-name="eop"><text:span text:style-name="T1"> </text:span></text:span></text:p>
        </text:list-item>
      </text:list>
      <text:list xml:id="list23055270" text:style-name="WWNum14">
        <text:list-item>
          <text:p text:style-name="P15"><text:span text:style-name="normaltextrun"><text:span text:style-name="T1">HTTP protocol basics.</text:span></text:span><text:span text:style-name="eop"><text:span text:style-name="T1"> </text:span></text:span></text:p>
        </text:list-item>
      </text:list>
      <text:list xml:id="list3001885097" text:style-name="WWNum15">
        <text:list-item>
          <text:p text:style-name="P16"><text:span text:style-name="normaltextrun"><text:span text:style-name="T1">What are the differences between Apache httpd and Nginx?</text:span></text:span><text:span text:style-name="eop"><text:span text:style-name="T1"> </text:span></text:span></text:p>
        </text:list-item>
      </text:list>
      <text:p text:style-name="P22"><text:span text:style-name="eop"><text:span text:style-name="T1"> </text:span></text:span></text:p>
      <text:p text:style-name="P22"><text:span text:style-name="normaltextrun"><text:span text:style-name="T2">Module 4: CI with Gradle, Jenkins freestyle jobs </text:span></text:span><text:span text:style-name="eop"><text:span text:style-name="T2"> </text:span></text:span></text:p>
      <text:list xml:id="list2901527766" text:style-name="WWNum16">
        <text:list-item>
          <text:p text:style-name="P17"><text:span text:style-name="normaltextrun"><text:span text:style-name="T1">What is the Build tool? For what purposes do we use them?</text:span></text:span><text:span text:style-name="eop"><text:span text:style-name="T1"> </text:span></text:span></text:p>
        </text:list-item>
      </text:list>
      <text:list xml:id="list994731604" text:style-name="WWNum17">
        <text:list-item>
          <text:p text:style-name="P18"><text:span text:style-name="normaltextrun"><text:span text:style-name="T1">What are the key differences between Gradle and competitors?</text:span></text:span><text:span text:style-name="eop"><text:span text:style-name="T1"> </text:span></text:span></text:p>
        </text:list-item>
      </text:list>
      <text:list xml:id="list655514624" text:style-name="WWNum18">
        <text:list-item>
          <text:p text:style-name="P19"><text:span text:style-name="normaltextrun"><text:span text:style-name="T1">How many stages during Gradle build? What are they?</text:span></text:span><text:span text:style-name="eop"><text:span text:style-name="T1"> </text:span></text:span></text:p>
        </text:list-item>
      </text:list>
      <text:list xml:id="list2192726443" text:style-name="WWNum19">
        <text:list-item>
          <text:p text:style-name="P20"><text:span text:style-name="normaltextrun"><text:span text:style-name="T1">What is Jenkins? Enumeration of few other CI tools.</text:span></text:span><text:span text:style-name="eop"><text:span text:style-name="T1"> </text:span></text:span></text:p>
        </text:list-item>
      </text:list>
      <text:list xml:id="list1137198600" text:style-name="WWNum20">
        <text:list-item>
          <text:p text:style-name="P1"><text:span text:style-name="normaltextrun"><text:span text:style-name="T1">What is Freestyle job?</text:span></text:span><text:span text:style-name="eop"><text:span text:style-name="T1"> 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ragraph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7:28:40.190607073</meta:creation-date>
    <dc:date>2021-06-29T17:29:04.710581091</dc:date>
    <meta:editing-duration>PT25S</meta:editing-duration>
    <meta:editing-cycles>1</meta:editing-cycles>
    <meta:document-statistic meta:table-count="0" meta:image-count="0" meta:object-count="0" meta:page-count="2" meta:paragraph-count="25" meta:word-count="280" meta:character-count="1608" meta:non-whitespace-character-count="1344"/>
    <meta:generator>LibreOffice/6.4.7.2$Linux_X86_64 LibreOffice_project/40$Build-2</meta:generator>
  </office:meta>
</office:document-meta>
</file>